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0" style:family="paragraph" style:parent-style-name="Table_20_Contents">
      <style:text-properties style:font-name="Liberation Sans" fo:font-size="12pt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3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ca56a54"/>
    </style:style>
    <style:style style:name="P49" style:family="paragraph" style:parent-style-name="Standard">
      <style:text-properties officeooo:paragraph-rsid="0ca5faa5"/>
    </style:style>
    <style:style style:name="P50" style:family="paragraph" style:parent-style-name="Standard">
      <style:text-properties officeooo:paragraph-rsid="0ca6ddb9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d2e61eb"/>
    </style:style>
    <style:style style:name="P64" style:family="paragraph" style:parent-style-name="Standard">
      <style:text-properties officeooo:paragraph-rsid="0d804757"/>
    </style:style>
    <style:style style:name="P65" style:family="paragraph" style:parent-style-name="Standard">
      <style:text-properties officeooo:paragraph-rsid="0da26ad3"/>
    </style:style>
    <style:style style:name="P66" style:family="paragraph" style:parent-style-name="Standard">
      <style:text-properties officeooo:paragraph-rsid="0d1be4a7"/>
    </style:style>
    <style:style style:name="P67" style:family="paragraph" style:parent-style-name="Standard">
      <style:text-properties officeooo:paragraph-rsid="0daa4aef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f3336"/>
    </style:style>
    <style:style style:name="P72" style:family="paragraph" style:parent-style-name="Standard">
      <style:text-properties officeooo:paragraph-rsid="0dce9327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ddfbc49"/>
    </style:style>
    <style:style style:name="P75" style:family="paragraph" style:parent-style-name="Standard">
      <style:text-properties officeooo:paragraph-rsid="0deb3f7d"/>
    </style:style>
    <style:style style:name="P76" style:family="paragraph" style:parent-style-name="Footnote">
      <style:text-properties officeooo:paragraph-rsid="04473353"/>
    </style:style>
    <style:style style:name="P77" style:family="paragraph" style:parent-style-name="Footnote">
      <style:text-properties officeooo:paragraph-rsid="0cf7e116"/>
    </style:style>
    <style:style style:name="P78" style:family="paragraph" style:parent-style-name="Footnote">
      <style:text-properties officeooo:rsid="043ccc66" officeooo:paragraph-rsid="0dca2508"/>
    </style:style>
    <style:style style:name="P79" style:family="paragraph" style:parent-style-name="Footnote">
      <style:text-properties officeooo:rsid="043ccc66" officeooo:paragraph-rsid="0e50324d"/>
    </style:style>
    <style:style style:name="P80" style:family="paragraph" style:parent-style-name="Footnote">
      <style:text-properties officeooo:rsid="043ccc66" officeooo:paragraph-rsid="0e5afad8"/>
    </style:style>
    <style:style style:name="P81" style:family="paragraph" style:parent-style-name="Standard">
      <style:text-properties officeooo:paragraph-rsid="0e0f3ce4"/>
    </style:style>
    <style:style style:name="P82" style:family="paragraph" style:parent-style-name="Standard">
      <style:text-properties officeooo:paragraph-rsid="0e153b91"/>
    </style:style>
    <style:style style:name="P83" style:family="paragraph" style:parent-style-name="Footnote">
      <style:text-properties officeooo:paragraph-rsid="0e1736d1"/>
    </style:style>
    <style:style style:name="P84" style:family="paragraph" style:parent-style-name="Standard">
      <style:text-properties officeooo:paragraph-rsid="0e26e14b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88" style:family="paragraph" style:parent-style-name="Standard">
      <style:text-properties officeooo:paragraph-rsid="0e5c6890"/>
    </style:style>
    <style:style style:name="P89" style:family="paragraph" style:parent-style-name="Footnote">
      <style:text-properties officeooo:paragraph-rsid="0e72255e"/>
    </style:style>
    <style:style style:name="P90" style:family="paragraph" style:parent-style-name="Standard">
      <style:text-properties officeooo:paragraph-rsid="0e7e5c87"/>
    </style:style>
    <style:style style:name="P91" style:family="paragraph" style:parent-style-name="Footnote">
      <style:text-properties officeooo:paragraph-rsid="0e81bf91"/>
    </style:style>
    <style:style style:name="P92" style:family="paragraph" style:parent-style-name="Standard">
      <style:text-properties officeooo:paragraph-rsid="0e82c297"/>
    </style:style>
    <style:style style:name="P93" style:family="paragraph" style:parent-style-name="Footnote">
      <style:text-properties officeooo:paragraph-rsid="0e83c34e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>
      <style:text-properties officeooo:paragraph-rsid="0e8858a9"/>
    </style:style>
    <style:style style:name="P101" style:family="paragraph" style:parent-style-name="Table_20_Contents">
      <style:text-properties style:font-name="Liberation Sans" fo:font-size="12pt" style:font-size-asian="12pt" style:font-size-complex="12pt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10" style:family="text">
      <style:text-properties officeooo:rsid="02f99a6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3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3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color="#000000" loext:opacity="100%" style:text-line-through-style="none" style:text-line-through-type="none" style:text-underline-style="none"/>
    </style:style>
    <style:style style:name="T248" style:family="text">
      <style:text-properties fo:color="#000000" loext:opacity="100%" style:text-line-through-style="none" style:text-line-through-type="none" style:text-underline-style="none" officeooo:rsid="0aabd8f8"/>
    </style:style>
    <style:style style:name="T2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5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5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6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6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0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7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7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7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75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9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1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2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3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4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17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8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9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0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2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24" style:family="text">
      <style:text-properties fo:color="#000000" loext:opacity="100%" officeooo:rsid="004804ae"/>
    </style:style>
    <style:style style:name="T325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44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4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4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4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4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4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5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5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font-name="Liberation Sans" officeooo:rsid="047da547"/>
    </style:style>
    <style:style style:name="T35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8" style:family="text">
      <style:text-properties style:use-window-font-color="true" loext:opacity="0%" style:font-name="Liberation Sans" fo:font-size="12pt" style:font-size-asian="12pt" style:font-size-complex="12pt"/>
    </style:style>
    <style:style style:name="T379" style:family="text">
      <style:text-properties officeooo:rsid="04473353"/>
    </style:style>
    <style:style style:name="T38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3" style:family="text">
      <style:text-properties officeooo:rsid="0a6f0a69"/>
    </style:style>
    <style:style style:name="T384" style:family="text">
      <style:text-properties officeooo:rsid="0aace3cd"/>
    </style:style>
    <style:style style:name="T385" style:family="text">
      <style:text-properties officeooo:rsid="0b952edb"/>
    </style:style>
    <style:style style:name="T386" style:family="text">
      <style:text-properties fo:font-size="8pt" style:font-size-asian="8pt" style:font-size-complex="8pt" loext:padding="0.049cm" loext:border="0.31pt solid #000000"/>
    </style:style>
    <style:style style:name="T387" style:family="text">
      <style:text-properties officeooo:rsid="0394a435"/>
    </style:style>
    <style:style style:name="T388" style:family="text">
      <style:text-properties officeooo:rsid="0be4091b"/>
    </style:style>
    <style:style style:name="T389" style:family="text">
      <style:text-properties officeooo:rsid="0bf888a9"/>
    </style:style>
    <style:style style:name="T390" style:family="text">
      <style:text-properties officeooo:rsid="0cf7e116"/>
    </style:style>
    <style:style style:name="T391" style:family="text">
      <style:text-properties officeooo:rsid="0d52ea33"/>
    </style:style>
    <style:style style:name="T392" style:family="text">
      <style:text-properties officeooo:rsid="0de11971"/>
    </style:style>
    <style:style style:name="T393" style:family="text">
      <style:text-properties style:font-name="Liberation Sans"/>
    </style:style>
    <style:style style:name="T394" style:family="text">
      <style:text-properties style:font-name="Liberation Sans" fo:font-size="12pt"/>
    </style:style>
    <style:style style:name="T395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9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2" style:family="text">
      <style:text-properties style:font-name="Liberation Sans" fo:font-size="12pt" fo:font-style="normal" officeooo:rsid="00bddfbe" style:font-size-asian="12pt" style:font-size-complex="12pt"/>
    </style:style>
    <style:style style:name="T403" style:family="text">
      <style:text-properties style:font-name="Liberation Sans" fo:font-size="12pt" officeooo:rsid="047da547" style:font-size-asian="12pt"/>
    </style:style>
    <style:style style:name="T404" style:family="text">
      <style:text-properties style:font-name="Liberation Sans" fo:font-size="12pt" style:font-size-asian="12pt" style:font-size-complex="12pt"/>
    </style:style>
    <style:style style:name="T405" style:family="text">
      <style:text-properties style:font-name="Liberation Sans" fo:font-size="12pt" officeooo:rsid="01657261" style:font-size-asian="12pt" style:font-size-complex="12pt"/>
    </style:style>
    <style:style style:name="T406" style:family="text">
      <style:text-properties style:font-name="Liberation Sans" fo:font-size="12pt" officeooo:rsid="00bddfbe" style:font-size-asian="12pt" style:font-size-complex="12pt"/>
    </style:style>
    <style:style style:name="T407" style:family="text">
      <style:text-properties style:font-name="Liberation Sans" fo:font-size="12pt" officeooo:rsid="0d1ec96e" style:font-size-asian="12pt" style:font-size-complex="12pt"/>
    </style:style>
    <style:style style:name="T408" style:family="text">
      <style:text-properties style:font-name="Liberation Sans" fo:font-size="12pt" officeooo:rsid="0e2b2f17" style:font-size-asian="12pt" style:font-size-complex="12pt"/>
    </style:style>
    <style:style style:name="T409" style:family="text">
      <style:text-properties style:font-name="Liberation Sans" fo:font-size="12pt" officeooo:rsid="0e2e0824" style:font-size-asian="12pt" style:font-size-complex="12pt"/>
    </style:style>
    <style:style style:name="T410" style:family="text">
      <style:text-properties style:font-name="Liberation Sans" officeooo:rsid="047fb57c"/>
    </style:style>
    <style:style style:name="T411" style:family="text">
      <style:text-properties style:font-name="Liberation Sans" officeooo:rsid="047da547"/>
    </style:style>
    <style:style style:name="T412" style:family="text">
      <style:text-properties officeooo:rsid="0dfbebc7"/>
    </style:style>
    <style:style style:name="T413" style:family="text">
      <style:text-properties officeooo:rsid="01657261" style:font-size-complex="12pt"/>
    </style:style>
    <style:style style:name="T414" style:family="text">
      <style:text-properties officeooo:rsid="0e1fd37f"/>
    </style:style>
    <style:style style:name="T415" style:family="text">
      <style:text-properties fo:font-weight="bold" officeooo:rsid="0e59b6fb" style:font-weight-asian="bold" style:font-weight-complex="bold"/>
    </style:style>
    <style:style style:name="T416" style:family="text">
      <style:text-properties officeooo:rsid="0e3b8d4d"/>
    </style:style>
    <style:style style:name="T417" style:family="text">
      <style:text-properties officeooo:rsid="0e3cac9e"/>
    </style:style>
    <style:style style:name="T418" style:family="text">
      <style:text-properties officeooo:rsid="0e5635a7"/>
    </style:style>
    <style:style style:name="T419" style:family="text">
      <style:text-properties officeooo:rsid="0e56c5f4"/>
    </style:style>
    <style:style style:name="T420" style:family="text">
      <style:text-properties officeooo:rsid="0e5e443a"/>
    </style:style>
    <style:style style:name="T421" style:family="text">
      <style:text-properties officeooo:rsid="0e633903"/>
    </style:style>
    <style:style style:name="T422" style:family="text">
      <style:text-properties officeooo:rsid="0e64fc60"/>
    </style:style>
    <style:style style:name="T423" style:family="text">
      <style:text-properties officeooo:rsid="0e80285f"/>
    </style:style>
    <style:style style:name="T424" style:family="text">
      <style:text-properties officeooo:rsid="0e838e2a"/>
    </style:style>
    <style:style style:name="T425" style:family="text">
      <style:text-properties officeooo:rsid="0e83c34e"/>
    </style:style>
    <style:style style:name="T426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7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8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9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3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34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3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3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9" style:family="text">
      <style:text-properties fo:color="#808080" loext:opacity="100%" style:font-name="Liberation Sans" fo:font-size="12pt" style:font-size-asian="12pt" style:font-size-complex="12pt"/>
    </style:style>
    <style:style style:name="T44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4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pan text:style-name="Strong_20_Emphasis"><text:span text:style-name="T277">C</text:span></text:span><text:span text:style-name="Strong_20_Emphasis"><text:span text:style-name="T276">hecklist voor </text:span></text:span><text:span text:style-name="Strong_20_Emphasis"><text:span text:style-name="T278">de installatie</text:span></text:span><text:span text:style-name="Strong_20_Emphasis"><text:span text:style-name="T276"> van </text:span></text:span><text:reference-mark-start text:name="Distributie"/><text:span text:style-name="Strong_20_Emphasis"><text:span text:style-name="T279">Ubuntu</text:span></text:span><text:reference-mark-end text:name="Distributie"/><text:span text:style-name="Strong_20_Emphasis"><text:span text:style-name="T279"> </text:span></text:span><text:reference-mark-start text:name="Versie"/><text:span text:style-name="Strong_20_Emphasis"><text:span text:style-name="T280">2</text:span></text:span><text:span text:style-name="Strong_20_Emphasis"><text:span text:style-name="T286">2</text:span></text:span><text:span text:style-name="Strong_20_Emphasis"><text:span text:style-name="T281">.04</text:span></text:span><text:reference-mark-end text:name="Versie"/><text:span text:style-name="Strong_20_Emphasis"><text:span text:style-name="T287"> </text:span></text:span><text:span text:style-name="Strong_20_Emphasis"><text:span text:style-name="T288">LTS</text:span></text:span><text:span text:style-name="Strong_20_Emphasis"><text:span text:style-name="T282"><text:note text:id="ftn1" text:note-class="footnote"><text:note-citation>1</text:note-citation><text:note-body><text:p text:style-name="P83"><text:span text:style-name="T387">Deze versie </text:span><text:span text:style-name="T387"><text:reference-ref text:reference-format="text" text:ref-name="Versie">22.04</text:reference-ref></text:span><text:span text:style-name="T388"><text:s/></text:span><text:span text:style-name="T387">is een zogenaamde LTS-versie (</text:span><text:span text:style-name="T392">LTS=</text:span><text:span text:style-name="T387">Long-Term Support, langetermijnondersteuning).<text:line-break/>Een LTS-versie verschijnt iedere twee jaar </text:span><text:span text:style-name="T391">in </text:span><text:span text:style-name="T387">april (deze in april 202</text:span><text:span text:style-name="T412">2</text:span><text:span text:style-name="T387">) en wordt </text:span><text:span text:style-name="T414">standaard </text:span><text:span text:style-name="T387">vanaf vrijgave </text:span><text:span text:style-name="T258">vijf</text:span><text:span text:style-name="T387"> jaar ondersteund</text:span><text:span text:style-name="T383"> </text:span><text:span text:style-name="T387">(</text:span><text:span text:style-name="T389">updates </text:span><text:span text:style-name="T387">tot april 202</text:span><text:span text:style-name="T412">7</text:span><text:span text:style-name="T383">)</text:span><text:span text:style-name="T387">.</text:span></text:p></text:note-body></text:note></text:span></text:span><text:span text:style-name="Strong_20_Emphasis"><text:span text:style-name="T283"> </text:span></text:span><text:span text:style-name="Strong_20_Emphasis"><text:span text:style-name="T290">(</text:span></text:span><text:span text:style-name="Strong_20_Emphasis"><text:span text:style-name="T289">Jammy Jellyfish</text:span></text:span><text:span text:style-name="Strong_20_Emphasis"><text:span text:style-name="T290">)</text:span></text:span><text:span text:style-name="Strong_20_Emphasis"><text:span text:style-name="T289"> </text:span></text:span><text:reference-mark-start text:name="Editie"/><text:span text:style-name="Strong_20_Emphasis"><text:span text:style-name="T291">D</text:span></text:span><text:span text:style-name="Strong_20_Emphasis"><text:span text:style-name="T284">esktop</text:span></text:span><text:reference-mark-end text:name="Editie"/><text:span text:style-name="Strong_20_Emphasis"><text:span text:style-name="T285">.</text:span></text:span></text:p>
      <text:p text:style-name="P9"/>
      <text:p text:style-name="P82"><text:span text:style-name="T55">Kijk op</text:span><text:span text:style-name="T276"> </text:span><text:a xlink:type="simple" xlink:href="https://karelzimmer.nl/" text:style-name="Internet_20_link" text:visited-style-name="Visited_20_Internet_20_Link"><text:span text:style-name="Internet_20_link"><text:span text:style-name="T395">karelzimmer.nl</text:span></text:span></text:a><text:span text:style-name="T276"> </text:span><text:span text:style-name="T353">voor</text:span><text:span text:style-name="T354"> </text:span><text:span text:style-name="T355">deze en andere </text:span><text:span text:style-name="T95">checklists, scripts, </text:span><text:span text:style-name="T96">en informatie</text:span><text:span text:style-name="T95">.</text:span></text:p>
      <text:p text:style-name="P10"/>
      <text:p text:style-name="P43"><text:span text:style-name="T49">D</text:span><text:span text:style-name="T48">it is een invulbare PD</text:span><text:span text:style-name="T50">F</text:span><text:span text:style-name="T48"> met tekst- en keuzevakken; </text:span><text:span text:style-name="T51">a</text:span><text:span text:style-name="T48">fdrukken is niet noodzakelijk.</text:span></text:p>
      <text:p text:style-name="P11"/>
      <text:p text:style-name="P8"><text:span text:style-name="T393">V</text:span><text:span text:style-name="T410">ul de waarden in het tekstvak achter de </text:span><text:span text:style-name="Definition"><text:span text:style-name="T403">schuingedrukte</text:span></text:span><text:span text:style-name="T393"> </text:span><text:span text:style-name="T411">woorden </text:span><text:span text:style-name="T356">(zie toelichting)</text:span><text:span text:style-name="T411">:</text:span></text:p>
      <text:p text:style-name="P2"><text:span text:style-name="Definition"><text:span text:style-name="T373">g</text:span></text:span><text:span text:style-name="Definition"><text:span text:style-name="T372">ebruiker</text:span></text:span><text:span text:style-name="Definition"><text:span text:style-name="T361"><text:tab/><text:tab/></text:span></text:span><text:span text:style-name="Definition"><text:span text:style-name="T378"> <text:tab/><text:tab/></text:span></text:span><text:span text:style-name="T362"><draw:control text:anchor-type="as-char" svg:y="-0.429cm" draw:z-index="9" draw:name="Gebruiker" draw:style-name="gr2" draw:text-style-name="P103" svg:width="6.061cm" svg:height="0.6cm" draw:control="control10"><svg:title>Gebruiker</svg:title><svg:desc>Volledige naam, bijv. Jan Stek</svg:desc></draw:control></text:span><text:span text:style-name="T362"><text:tab/></text:span><text:span text:style-name="T363">(</text:span><text:span text:style-name="T358">volledige naam, bijv. </text:span><text:span text:style-name="T360">J</text:span><text:span text:style-name="T377">a</text:span><text:span text:style-name="T360">n </text:span><text:span text:style-name="T377">Jansen</text:span><text:span text:style-name="T359">)</text:span></text:p>
      <text:p text:style-name="Standard"><text:span text:style-name="Definition"><text:span text:style-name="T373">g</text:span></text:span><text:span text:style-name="Definition"><text:span text:style-name="T372">ebruikersnaam</text:span></text:span><text:span text:style-name="Definition"><text:span text:style-name="T357"><text:tab/></text:span></text:span><text:span text:style-name="Definition"><text:span text:style-name="T357"><draw:control text:anchor-type="as-char" svg:y="-0.429cm" draw:z-index="10" draw:name="Gberuikersnaam" draw:style-name="gr2" draw:text-style-name="P103" svg:width="6.061cm" svg:height="0.6cm" draw:control="control11"><svg:title>Gebruikersnaam</svg:title><svg:desc>Korte naam, bijv. jan</svg:desc></draw:control></text:span></text:span><text:span text:style-name="Definition"><text:span text:style-name="T357"><text:tab/></text:span></text:span><text:span text:style-name="T396">(korte naam, bijv. </text:span><text:span text:style-name="T295">j</text:span><text:span text:style-name="T296">an</text:span><text:span text:style-name="T396">)</text:span></text:p>
      <text:p text:style-name="P1"><text:span text:style-name="Definition"><text:span text:style-name="T375">c</text:span></text:span><text:span text:style-name="Definition"><text:span text:style-name="T374">omputernaam</text:span></text:span><text:span text:style-name="Definition"><text:span text:style-name="T364"><text:tab/><text:tab/></text:span></text:span><text:span text:style-name="Definition"><text:span text:style-name="T362"><draw:control text:anchor-type="as-char" svg:y="-0.429cm" draw:z-index="11" draw:name="Computernaam" draw:style-name="gr2" draw:text-style-name="P103" svg:width="6.061cm" svg:height="0.6cm" draw:control="control12"><svg:title>Computernaam</svg:title><svg:desc>Unieke naam van de computer</svg:desc></draw:control></text:span></text:span><text:span text:style-name="Definition"><text:span text:style-name="T362"><text:tab/></text:span></text:span><text:span text:style-name="Definition"><text:span text:style-name="T365">(</text:span></text:span><text:span text:style-name="Definition"><text:span text:style-name="T366">naam van de compute</text:span></text:span><text:span text:style-name="Definition"><text:span text:style-name="T367">r, </text:span></text:span><text:span text:style-name="Definition"><text:span text:style-name="T368">bijv. </text:span></text:span><text:span text:style-name="Definition"><text:span text:style-name="T369">pc02</text:span></text:span><text:span text:style-name="Definition"><text:span text:style-name="T365">)</text:span></text:span></text:p>
      <text:p text:style-name="P1"><text:span text:style-name="Definition"><text:span text:style-name="T373">o</text:span></text:span><text:span text:style-name="Definition"><text:span text:style-name="T372">pstartmenu</text:span></text:span><text:span text:style-name="Definition"><text:span text:style-name="T362"><text:tab/><text:tab/><text:tab/></text:span></text:span><text:span text:style-name="Definition"><text:span text:style-name="T362"><draw:control text:anchor-type="as-char" svg:y="-0.429cm" draw:z-index="12" draw:name="Opstartmenu" draw:style-name="gr2" draw:text-style-name="P103" svg:width="6.061cm" svg:height="0.6cm" draw:control="control13"><svg:title>Opstartmenu</svg:title><svg:desc>Toets voor het opstartmenu ("bootmenu")</svg:desc></draw:control></text:span></text:span><text:span text:style-name="Definition"><text:span text:style-name="T362"><text:tab/></text:span></text:span><text:span text:style-name="Definition"><text:span text:style-name="T365">(</text:span></text:span><text:span text:style-name="Definition"><text:span text:style-name="T366">to</text:span></text:span><text:span text:style-name="Definition"><text:span text:style-name="T370">ets voor het opstartmedium</text:span></text:span><text:span text:style-name="Definition"><text:span text:style-name="T371">)</text:span></text:span></text:p>
      <text:p text:style-name="P1"><text:span text:style-name="Definition"><text:span text:style-name="T375">i</text:span></text:span><text:span text:style-name="Definition"><text:span text:style-name="T376">nstellingen</text:span></text:span><text:span text:style-name="T365"><text:tab/><text:tab/> <text:tab/></text:span><text:span text:style-name="T365"><draw:control text:anchor-type="as-char" svg:y="-0.429cm" draw:z-index="8" draw:name="Instellingen" draw:style-name="gr2" draw:text-style-name="P103" svg:width="6.061cm" svg:height="0.6cm" draw:control="control9"><svg:title>Instellingen</svg:title><svg:desc>Toets voor het BIOS/UEFI-scherm ("setup")</svg:desc></draw:control></text:span><text:span text:style-name="T365"><text:tab/>(</text:span><text:span text:style-name="T366">toets voor het BIOS/UEFI-scherm</text:span><text:span text:style-name="T365">)</text:span></text:p>
      <text:p text:style-name="P3"><text:span text:style-name="Definition"><text:span text:style-name="T427">g</text:span></text:span><text:span text:style-name="Definition"><text:span text:style-name="T426">ebruiker</text:span></text:span><text:span text:style-name="Definition"><text:span text:style-name="T428">2</text:span></text:span><text:span text:style-name="Definition"><text:span text:style-name="T429"><text:tab/></text:span></text:span><text:span text:style-name="Definition"><text:span text:style-name="T439"> <text:tab/><text:tab/></text:span></text:span><text:span text:style-name="T430"><draw:control text:anchor-type="as-char" svg:y="-0.429cm" draw:z-index="19" draw:name="Gebruiker 1" draw:style-name="gr2" draw:text-style-name="P103" svg:width="6.061cm" svg:height="0.6cm" draw:control="control20"><svg:title>Gebruiker</svg:title><svg:desc>Volledige naam, bijv. Jan Stek</svg:desc></draw:control></text:span><text:span text:style-name="T430"><text:tab/></text:span><text:span text:style-name="T431">(</text:span><text:span text:style-name="T432">volledige naam </text:span><text:span text:style-name="T433">evt. 2</text:span><text:span text:style-name="T440">e</text:span><text:span text:style-name="T433"> gebruiker</text:span><text:span text:style-name="T434">)</text:span></text:p>
      <text:p text:style-name="P84"><text:span text:style-name="Definition"><text:span text:style-name="T427">g</text:span></text:span><text:span text:style-name="Definition"><text:span text:style-name="T426">ebruikersnaam</text:span></text:span><text:span text:style-name="Definition"><text:span text:style-name="T428">2</text:span></text:span><text:span text:style-name="Definition"><text:span text:style-name="T435"><text:tab/></text:span></text:span><text:span text:style-name="Definition"><text:span text:style-name="T435"><draw:control text:anchor-type="as-char" svg:y="-0.429cm" draw:z-index="20" draw:name="Gberuikersnaam 1" draw:style-name="gr2" draw:text-style-name="P103" svg:width="6.061cm" svg:height="0.6cm" draw:control="control21"><svg:title>Gebruikersnaam</svg:title><svg:desc>Korte naam, bijv. jan</svg:desc></draw:control></text:span></text:span><text:span text:style-name="Definition"><text:span text:style-name="T435"><text:tab/></text:span></text:span><text:span text:style-name="T436">(korte naam</text:span><text:span text:style-name="T437"> </text:span><text:span text:style-name="T438">evt. 2</text:span><text:span text:style-name="T441">e</text:span><text:span text:style-name="T438"> gebruiker</text:span><text:span text:style-name="T436">)</text:span></text:p>
      <text:p text:style-name="P3"><text:span text:style-name="T297">Vervang </text:span><text:span text:style-name="Definition"><text:span text:style-name="T398">schuingedrukte</text:span></text:span><text:span text:style-name="T297"> </text:span><text:span text:style-name="T298">woorden </text:span><text:span text:style-name="T297">in deze checklist door </text:span><text:span text:style-name="T298">boven</text:span><text:span text:style-name="T297">staande waarden.</text:span></text:p>
      <text:p text:style-name="P5"><text:span text:style-name="Strong_20_Emphasis"><text:span text:style-name="T305"/></text:span></text:p>
      <text:p text:style-name="P5"><text:span text:style-name="Strong_20_Emphasis"><text:span text:style-name="T305"/></text:span></text:p>
      <text:p text:style-name="P4"><text:span text:style-name="T307">Nog niet op Linux?</text:span><text:span text:style-name="T299"><text:tab/></text:span><text:span text:style-name="T303"><text:tab/></text:span><text:span text:style-name="T304">G</text:span><text:span text:style-name="T300">ebruik </text:span><text:span text:style-name="Strong_20_Emphasis"><text:span text:style-name="T308">Checklist migratie</text:span></text:span><text:span text:style-name="T300"> op </text:span><text:a xlink:type="simple" xlink:href="https://karelzimer.nl/" text:style-name="Internet_20_link" text:visited-style-name="Visited_20_Internet_20_Link"><text:span text:style-name="Internet_20_link"><text:span text:style-name="T397">karelzimmer.nl</text:span></text:span></text:a><text:span text:style-name="T301"> onder </text:span><text:span text:style-name="T306">Linux</text:span><text:span text:style-name="T302">.</text:span></text:p>
      <text:p text:style-name="P44"><text:span text:style-name="T264">Nieuwe installatie?</text:span><text:span text:style-name="T259"><text:tab/></text:span><text:span text:style-name="T261"></text:span><text:span text:style-name="T263"><text:tab/></text:span><text:span text:style-name="T262">B</text:span><text:span text:style-name="T259">egin bij hoofdstuk </text:span><text:span text:style-name="T264"><text:bookmark-ref text:reference-format="page" text:ref-name="__RefNumPara__4009_1271708128">2</text:bookmark-ref></text:span><text:span text:style-name="T259"><text:s text:c="2"/></text:span><text:span text:style-name="T265"><text:bookmark-ref text:reference-format="text" text:ref-name="__RefNumPara__4009_1271708128">Installatie uitvoeren</text:bookmark-ref></text:span><text:span text:style-name="T260">.</text:span></text:p>
      <text:p text:style-name="P24"/>
      <text:list xml:id="list860566598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849141219360">
          <table:table-cell table:style-name="_31_._5f_Installatie_5f_voorbereiden.A1" office:value-type="string">
            <text:p text:style-name="P61"><text:span text:style-name="Strong_20_Emphasis"><text:span text:style-name="T101"><text:s/></text:span></text:span><text:span text:style-name="Strong_20_Emphasis"><text:span text:style-name="T153"><draw:control text:anchor-type="as-char" draw:z-index="18" draw:name="Vorm3_ 1" draw:style-name="gr1" draw:text-style-name="P102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79"><text:span text:style-name="User_20_Entry"><text:span text:style-name="T237">Bijv. </text:span></text:span><text:span text:style-name="User_20_Entry"><text:span text:style-name="T236">met </text:span></text:span><text:span text:style-name="User_20_Entry"><text:span text:style-name="T238">Terminalvenster</text:span></text:span><text:span text:style-name="User_20_Entry"><text:span text:style-name="T235"> </text:span></text:span><text:span text:style-name="User_20_Entry"><text:span text:style-name="T237">opdracht</text:span></text:span><text:span text:style-name="User_20_Entry"><text:span text:style-name="T235">: </text:span></text:span><text:span text:style-name="User_20_Entry"><text:span text:style-name="T252">sudo </text:span></text:span><text:span text:style-name="User_20_Entry"><text:span text:style-name="T254">more</text:span></text:span><text:span text:style-name="User_20_Entry"><text:span text:style-name="T252"> </text:span></text:span><text:span text:style-name="User_20_Entry"><text:span text:style-name="T253">/etc/NetworkManager/system-connections/</text:span></text:span><text:span text:style-name="User_20_Entry"><text:span text:style-name="T252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3849142102160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0"/>
          </table:table-cell>
        </table:table-row>
        <table:table-row table:style-name="TableLine93849142102448">
          <table:table-cell table:style-name="_31_._5f_Installatie_5f_voorbereiden.A1" office:value-type="string">
            <text:p text:style-name="P59"><text:span text:style-name="Strong_20_Emphasis"><text:span text:style-name="T101"><text:s/></text:span></text:span><text:span text:style-name="Strong_20_Emphasis"><text:span text:style-name="T153"><draw:control text:anchor-type="as-char" draw:z-index="15" draw:name="Vorm3_0" draw:style-name="gr1" draw:text-style-name="P10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101">Aanmelden als </text:span></text:span><text:span text:style-name="Definition"><text:span text:style-name="T400">gebruike</text:span></text:span><text:span text:style-name="Definition"><text:span text:style-name="T401">r</text:span></text:span><text:span text:style-name="Strong_20_Emphasis"><text:span text:style-name="T102"><text:note text:id="ftn3" text:note-class="footnote"><text:note-citation>3</text:note-citation><text:note-body><text:p text:style-name="P78"><text:span text:style-name="User_20_Entry"><text:span text:style-name="T234">E</text:span></text:span><text:span text:style-name="User_20_Entry"><text:span text:style-name="T239">v</text:span></text:span><text:span text:style-name="User_20_Entry"><text:span text:style-name="T240">en</text:span></text:span><text:span text:style-name="User_20_Entry"><text:span text:style-name="T242">t</text:span></text:span><text:span text:style-name="User_20_Entry"><text:span text:style-name="T243">uele </text:span></text:span><text:span text:style-name="User_20_Entry"><text:span text:style-name="T244">extra </text:span></text:span><text:span text:style-name="User_20_Entry"><text:span text:style-name="T246">gebruiker</text:span></text:span><text:span text:style-name="User_20_Entry"><text:span text:style-name="T244">s aanmelden </text:span></text:span><text:span text:style-name="User_20_Entry"><text:span text:style-name="T245">en dezelfde stappen uitvoeren</text:span></text:span><text:span text:style-name="User_20_Entry"><text:span text:style-name="T24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3849142102736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3849142103024">
          <table:table-cell table:style-name="_31_._5f_Installatie_5f_voorbereiden.A1" office:value-type="string">
            <text:p text:style-name="P55"><text:span text:style-name="Strong_20_Emphasis"><text:span text:style-name="T107"><text:s/></text:span></text:span><text:span text:style-name="Strong_20_Emphasis"><text:span text:style-name="T155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107">Installeer </text:span></text:span><text:span text:style-name="Strong_20_Emphasis"><text:span text:style-name="T151">pakket kz</text:span></text:span><text:span text:style-name="Strong_20_Emphasis"><text:span text:style-name="T151"><text:note text:id="ftn4" text:note-class="footnote"><text:note-citation>4</text:note-citation><text:note-body><text:p text:style-name="P93"><text:span text:style-name="T424">Debian-</text:span><text:span text:style-name="T425">p</text:span>akket kz plaatst documenten en scripts van Karel Zimmer <text:span text:style-name="T423">(zie </text:span><text:a xlink:type="simple" xlink:href="https://karelzimmer.nl/" text:style-name="Internet_20_link" text:visited-style-name="Visited_20_Internet_20_Link"><text:span text:style-name="Strong_20_Emphasis"><text:span text:style-name="T382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51">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53"><text:note text:id="ftn5" text:note-class="footnote"><text:note-citation>5</text:note-citation><text:note-body><text:p text:style-name="P77"><text:span text:style-name="T257">D</text:span>e <text:span text:style-name="T386">Super</text:span>-toets <text:span text:style-name="T257">is </text:span>de Windows<text:span text:style-name="T390">-</text:span><text:span text:style-name="T385">toets</text:span>, <text:span text:style-name="T390">C</text:span>ommand-<text:span text:style-name="T385">toets</text:span>, of <text:span text:style-name="T390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3">ter</text:span></text:span><text:span text:style-name="Strong_20_Emphasis"><text:span text:style-name="T194">m</text:span></text:span><text:span text:style-name="Strong_20_Emphasis"><text:span text:style-name="T110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195">Terminalvenster</text:span></text:span><text:span text:style-name="Strong_20_Emphasis"><text:span text:style-name="T110">.</text:span></text:span></text:p>
          </table:table-cell>
        </table:table-row>
        <table:table-row table:style-name="TableLine93849142103312">
          <table:table-cell table:style-name="_31_._5f_Installatie_5f_voorbereiden.A1" office:value-type="string">
            <text:p text:style-name="P68"><text:span text:style-name="Strong_20_Emphasis"><text:span text:style-name="T107"/></text:span></text:p>
          </table:table-cell>
          <table:table-cell table:style-name="_31_._5f_Installatie_5f_voorbereiden.A1" office:value-type="string">
            <text:p text:style-name="P58"><text:span text:style-name="T404">Typ</text:span><text:span text:style-name="Strong_20_Emphasis"><text:span text:style-name="T111">, of </text:span></text:span><text:span text:style-name="Strong_20_Emphasis"><text:span text:style-name="T110">kopieer en plak, de</text:span></text:span><text:span text:style-name="Strong_20_Emphasis"><text:span text:style-name="T112">z</text:span></text:span><text:span text:style-name="Strong_20_Emphasis"><text:span text:style-name="T110">e </text:span></text:span><text:span text:style-name="Strong_20_Emphasis"><text:span text:style-name="T113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3849142103600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73"><text:span text:style-name="T404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3849142103888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3849142104176">
          <table:table-cell table:style-name="_31_._5f_Installatie_5f_voorbereiden.A1" office:value-type="string">
            <text:p text:style-name="P55"><text:span text:style-name="Strong_20_Emphasis"><text:span text:style-name="T107"><text:s/></text:span></text:span><text:span text:style-name="Strong_20_Emphasis"><text:span text:style-name="Strong_20_Emphasis"><text:span text:style-name="T155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16">Bereid de installatie voor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4"><text:note-ref text:note-class="footnote" text:reference-format="text" text:ref-name="ftn5">5</text:note-ref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86">men</text:span></text:span><text:span text:style-name="Strong_20_Emphasis"><text:span text:style-name="T187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</text:span></text:span><text:span text:style-name="Strong_20_Emphasis"><text:span text:style-name="T156"> </text:span></text:span><text:span text:style-name="Strong_20_Emphasis"><text:span text:style-name="T220">Installatiem</text:span></text:span><text:span text:style-name="Strong_20_Emphasis"><text:span text:style-name="T221">enu</text:span></text:span><text:span text:style-name="Strong_20_Emphasis"><text:span text:style-name="T118">.</text:span></text:span></text:p>
          </table:table-cell>
        </table:table-row>
        <table:table-row table:style-name="TableLine93849142104464">
          <table:table-cell table:style-name="_31_._5f_Installatie_5f_voorbereiden.A1" office:value-type="string">
            <text:p text:style-name="P69"><text:span text:style-name="Strong_20_Emphasis"><text:span text:style-name="T107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2">1</text:span></text:span><text:span text:style-name="Strong_20_Emphasis"><text:span text:style-name="T223"> </text:span></text:span><text:span text:style-name="Strong_20_Emphasis"><text:span text:style-name="T224">In</text:span></text:span><text:span text:style-name="Strong_20_Emphasis"><text:span text:style-name="T201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14"/>
      <text:list xml:id="list122843492310435" text:continue-numbering="true" text:style-name="L1">
        <text:list-item>
          <text:p text:style-name="P98"><text:bookmark-start text:name="__RefNumPara__4009_1271708128"/><text:span text:style-name="Strong_20_Emphasis"><text:span text:style-name="T394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49166883696">
          <table:table-cell table:style-name="_32_._5f_Installatie_5f_uitvoeren.A1" office:value-type="string">
            <text:p text:style-name="P55"><text:span text:style-name="Strong_20_Emphasis"><text:span text:style-name="T107"><text:s/></text:span></text:span><text:span text:style-name="Strong_20_Emphasis"><text:span text:style-name="T155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11">Start de computer op vanaf </text:span><text:span text:style-name="T324">een </text:span><text:span text:style-name="T324"><text:reference-ref text:reference-format="text" text:ref-name="Distributie">Ubuntu</text:reference-ref></text:span><text:span text:style-name="T324"><text:s/></text:span><text:span text:style-name="T11"><text:reference-ref text:reference-format="text" text:ref-name="Versie">22.04</text:reference-ref></text:span><text:span text:style-name="T247"><text:s/></text:span><text:span text:style-name="T247"><text:reference-ref text:reference-format="text" text:ref-name="Editie">Desktop</text:reference-ref></text:span><text:span text:style-name="T247"><text:s/>Live</text:span><text:span text:style-name="T247"><text:note text:id="ftn6" text:note-class="footnote"><text:note-citation>1</text:note-citation><text:note-body><text:p text:style-name="P76"><text:span text:style-name="T379">Vanaf ee</text:span>n Live <text:span text:style-name="T384">USB-stick </text:span><text:span text:style-name="T418">(</text:span><text:span text:style-name="T384">of </text:span><text:span text:style-name="T419">cd/dvd</text:span><text:span text:style-name="T418">)</text:span><text:span text:style-name="T3"> </text:span>kunt <text:span text:style-name="T379">u opstarten en</text:span> met <text:reference-ref text:reference-format="text" text:ref-name="Distributie">Ubuntu</text:reference-ref><text:s/>werken zonder deze te installeren.</text:p></text:note-body></text:note></text:span><text:span text:style-name="T247"> </text:span><text:span text:style-name="T248">USB-stick</text:span><text:span text:style-name="T248"><text:note text:id="ftn7" text:note-class="footnote"><text:note-citation>2</text:note-citation><text:note-body><text:p text:style-name="P89"><text:span text:style-name="Strong_20_Emphasis"><text:span text:style-name="T21">Download </text:span></text:span><text:span text:style-name="Strong_20_Emphasis"><text:span text:style-name="T16">een </text:span></text:span><text:span text:style-name="Strong_20_Emphasis"><text:span text:style-name="T24">Desktop </text:span></text:span><text:span text:style-name="Strong_20_Emphasis"><text:span text:style-name="T38">CD</text:span></text:span><text:span text:style-name="Strong_20_Emphasis"><text:span text:style-name="T20"> vanaf </text:span></text:span><text:a xlink:type="simple" xlink:href="https://nl.releases.ubuntu.com/" text:style-name="Internet_20_link" text:visited-style-name="Visited_20_Internet_20_Link"><text:span text:style-name="Strong_20_Emphasis"><text:span text:style-name="T381">nl.releases.ubuntu.com</text:span></text:span></text:a><text:span text:style-name="Strong_20_Emphasis"><text:span text:style-name="T20">, </text:span></text:span><text:span text:style-name="Strong_20_Emphasis"><text:span text:style-name="T32">kies </text:span></text:span><text:span text:style-name="Strong_20_Emphasis"><text:span text:style-name="T42">Ubuntu 2</text:span></text:span><text:span text:style-name="Strong_20_Emphasis"><text:span text:style-name="T43">2</text:span></text:span><text:span text:style-name="Strong_20_Emphasis"><text:span text:style-name="T42">.04 LTS (Jammy Jellyfish)</text:span></text:span><text:span text:style-name="Strong_20_Emphasis"><text:span text:style-name="T32">, </text:span></text:span><text:span text:style-name="Strong_20_Emphasis"><text:span text:style-name="T17">en </text:span></text:span><text:span text:style-name="Strong_20_Emphasis"><text:span text:style-name="T21">plaats </text:span></text:span><text:span text:style-name="Strong_20_Emphasis"><text:span text:style-name="T16">een USB-stick </text:span></text:span><text:span text:style-name="Strong_20_Emphasis"><text:span text:style-name="T39">va</text:span></text:span><text:span text:style-name="Strong_20_Emphasis"><text:span text:style-name="T30">n </text:span></text:span><text:span text:style-name="Strong_20_Emphasis"><text:span text:style-name="T15">min</text:span></text:span><text:span text:style-name="Strong_20_Emphasis"><text:span text:style-name="T31">imaal</text:span></text:span><text:span text:style-name="Strong_20_Emphasis"><text:span text:style-name="T15"> </text:span></text:span><text:span text:style-name="Strong_20_Emphasis"><text:span text:style-name="T22">4</text:span></text:span><text:span text:style-name="Strong_20_Emphasis"><text:span text:style-name="T15"> GB. <text:line-break/></text:span></text:span><text:span text:style-name="Strong_20_Emphasis"><text:span text:style-name="T37">Zoek</text:span></text:span><text:span text:style-name="Strong_20_Emphasis"><text:span text:style-name="T15"> </text:span></text:span><text:span text:style-name="Strong_20_Emphasis"><text:span text:style-name="T41">s</text:span></text:span><text:span text:style-name="Strong_20_Emphasis"><text:span text:style-name="T44">ch</text:span></text:span><text:span text:style-name="Strong_20_Emphasis"><text:span text:style-name="T15"> en klik op het pictogram van</text:span></text:span><text:span text:style-name="Strong_20_Emphasis"><text:span text:style-name="T18"> </text:span></text:span><text:span text:style-name="Strong_20_Emphasis"><text:span text:style-name="T40">Schijven</text:span></text:span><text:span text:style-name="Strong_20_Emphasis"><text:span text:style-name="T26">. Selecteer de USB-stick in de lijst van schijven aan de linkerkant en klik rechtsboven op </text:span></text:span><text:span text:style-name="Strong_20_Emphasis"><text:span text:style-name="T45">Schijfinstellingen</text:span></text:span><text:span text:style-name="Strong_20_Emphasis"><text:span text:style-name="T26"> </text:span></text:span><text:span text:style-name="Strong_20_Emphasis"><text:span text:style-name="T45">⋮</text:span></text:span><text:span text:style-name="Strong_20_Emphasis"><text:span text:style-name="T26"> (icoontje met de drie puntjes).</text:span></text:span></text:p><text:p text:style-name="P89"><text:span text:style-name="Strong_20_Emphasis"><text:span text:style-name="T26"><text:tab/>Kies </text:span></text:span><text:span text:style-name="Strong_20_Emphasis"><text:span text:style-name="T45">Schijfkopie terugzetten</text:span></text:span><text:span text:style-name="Strong_20_Emphasis"><text:span text:style-name="T26"> en selecteer </text:span></text:span><text:span text:style-name="Strong_20_Emphasis"><text:span text:style-name="T35">het net</text:span></text:span><text:span text:style-name="Strong_20_Emphasis"><text:span text:style-name="T33"> gedownloade </text:span></text:span><text:span text:style-name="T7">CD-beeldbestand </text:span><text:span text:style-name="T8">(.iso)</text:span><text:span text:style-name="Strong_20_Emphasis"><text:span text:style-name="T33">.</text:span></text:span></text:p><text:p text:style-name="P89"><text:span text:style-name="Strong_20_Emphasis"><text:span text:style-name="T26"><text:tab/>Klik op </text:span></text:span><text:span text:style-name="Strong_20_Emphasis"><text:span text:style-name="T45">Terugzetten starten</text:span></text:span><text:span text:style-name="Strong_20_Emphasis"><text:span text:style-name="T26"> en vervolgens op </text:span></text:span><text:span text:style-name="Strong_20_Emphasis"><text:span text:style-name="T45">Terugzetten</text:span></text:span><text:span text:style-name="Strong_20_Emphasis"><text:span text:style-name="T23">, </text:span></text:span><text:span text:style-name="Strong_20_Emphasis"><text:span text:style-name="T29">o</text:span></text:span><text:span text:style-name="Strong_20_Emphasis"><text:span text:style-name="T16">f </text:span></text:span><text:span text:style-name="Strong_20_Emphasis"><text:span text:style-name="T19">gebruik </text:span></text:span><text:span text:style-name="Strong_20_Emphasis"><text:span text:style-name="T12">het programma </text:span></text:span><text:span text:style-name="Strong_20_Emphasis"><text:span text:style-name="T255">Etche</text:span></text:span><text:span text:style-name="Strong_20_Emphasis"><text:span text:style-name="T256">r</text:span></text:span><text:span text:style-name="Strong_20_Emphasis"><text:span text:style-name="T12"> </text:span></text:span><text:span text:style-name="Strong_20_Emphasis"><text:span text:style-name="T13">(</text:span></text:span><text:a xlink:type="simple" xlink:href="https://www.balena.io/etcher/" text:style-name="Internet_20_link" text:visited-style-name="Visited_20_Internet_20_Link"><text:span text:style-name="Strong_20_Emphasis"><text:span text:style-name="T380">etcher.io</text:span></text:span></text:a><text:span text:style-name="Strong_20_Emphasis"><text:span text:style-name="T13">); </text:span></text:span><text:span text:style-name="Strong_20_Emphasis"><text:span text:style-name="T255">Etche</text:span></text:span><text:span text:style-name="Strong_20_Emphasis"><text:span text:style-name="T256">r</text:span></text:span><text:span text:style-name="Strong_20_Emphasis"><text:span text:style-name="T25"> is</text:span></text:span><text:span text:style-name="Strong_20_Emphasis"><text:span text:style-name="T13"> </text:span></text:span><text:span text:style-name="Strong_20_Emphasis"><text:span text:style-name="T16">beschikbaar voor </text:span></text:span><text:span text:style-name="Strong_20_Emphasis"><text:span text:style-name="T26">Windows, </text:span></text:span><text:span text:style-name="Strong_20_Emphasis"><text:span text:style-name="T34">mac</text:span></text:span><text:span text:style-name="Strong_20_Emphasis"><text:span text:style-name="T27">OS</text:span></text:span><text:span text:style-name="Strong_20_Emphasis"><text:span text:style-name="T12">, </text:span></text:span><text:span text:style-name="Strong_20_Emphasis"><text:span text:style-name="T13">en </text:span></text:span><text:span text:style-name="Strong_20_Emphasis"><text:span text:style-name="T28">GNU/</text:span></text:span><text:span text:style-name="Strong_20_Emphasis"><text:span text:style-name="T12">Linux</text:span></text:span><text:span text:style-name="Strong_20_Emphasis"><text:span text:style-name="T14">.</text:span></text:span></text:p></text:note-body></text:note></text:span><text:span text:style-name="T247">.</text:span></text:p>
            <text:p text:style-name="P48"><text:span text:style-name="T232">Opstartmenu/</text:span><text:span text:style-name="T233">boot menu</text:span><text:span text:style-name="T232"> </text:span><text:span text:style-name="T231">via </text:span><text:span text:style-name="Definition"><text:span text:style-name="T413">opstartmenu</text:span></text:span><text:span text:style-name="T231">, </text:span><text:span text:style-name="T232">instellingen/</text:span><text:span text:style-name="T233">setup</text:span><text:span text:style-name="T231"> via </text:span><text:span text:style-name="Definition"><text:span text:style-name="T405">instellingen</text:span></text:span><text:span text:style-name="T231">.</text:span></text:p>
          </table:table-cell>
        </table:table-row>
        <table:table-row table:style-name="TableLine93849137393376">
          <table:table-cell table:style-name="_32_._5f_Installatie_5f_uitvoeren.A1" office:value-type="string">
            <text:p text:style-name="P55"><text:span text:style-name="Strong_20_Emphasis"><text:span text:style-name="T107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57">Kies</text:span></text:span><text:span text:style-name="Strong_20_Emphasis"><text:span text:style-name="T56"> </text:span></text:span><text:span text:style-name="Strong_20_Emphasis"><text:span text:style-name="T158">als</text:span></text:span><text:span text:style-name="Strong_20_Emphasis"><text:span text:style-name="T57"> </text:span></text:span><text:span text:style-name="Strong_20_Emphasis"><text:span text:style-name="T58">mogelijk</text:span></text:span><text:span text:style-name="Strong_20_Emphasis"><text:span text:style-name="T56"> </text:span></text:span><text:span text:style-name="Strong_20_Emphasis"><text:span text:style-name="T59">met pijltjes-toetsen</text:span></text:span><text:span text:style-name="Strong_20_Emphasis"><text:span text:style-name="T60"> </text:span></text:span><text:span text:style-name="Strong_20_Emphasis"><text:span text:style-name="T196">Nederlands</text:span></text:span><text:span text:style-name="Strong_20_Emphasis"><text:span text:style-name="T61"> </text:span></text:span><text:span text:style-name="Strong_20_Emphasis"><text:span text:style-name="T59">en druk op </text:span></text:span><text:span text:style-name="Strong_20_Emphasis"><text:span text:style-name="T62">de </text:span></text:span><text:span text:style-name="Strong_20_Emphasis"><text:span text:style-name="T63">Enter</text:span></text:span><text:span text:style-name="Strong_20_Emphasis"><text:span text:style-name="T62">-toets.</text:span></text:span></text:p>
          </table:table-cell>
        </table:table-row>
        <table:table-row table:style-name="TableLine93849168623600">
          <table:table-cell table:style-name="_32_._5f_Installatie_5f_uitvoeren.A1" office:value-type="string">
            <text:p text:style-name="P55"><text:span text:style-name="Strong_20_Emphasis"><text:span text:style-name="T404"/></text:span></text:p>
          </table:table-cell>
          <table:table-cell table:style-name="_32_._5f_Installatie_5f_uitvoeren.A1" office:value-type="string">
            <text:p text:style-name="P18"><text:span text:style-name="T323">Kies </text:span><text:span text:style-name="T310">Ubuntu installeren </text:span><text:span text:style-name="Strong_20_Emphasis"><text:span text:style-name="T158">en druk op </text:span></text:span><text:span text:style-name="Strong_20_Emphasis"><text:span text:style-name="T159">de </text:span></text:span><text:span text:style-name="Strong_20_Emphasis"><text:span text:style-name="T160">Enter</text:span></text:span><text:span text:style-name="Strong_20_Emphasis"><text:span text:style-name="T159">-toets</text:span></text:span><text:span text:style-name="T323">.</text:span></text:p>
          </table:table-cell>
        </table:table-row>
        <table:table-row table:style-name="TableLine93849167410416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96"/>
          </table:table-cell>
        </table:table-row>
        <table:table-row table:style-name="TableLine93849167410416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96"><text:span text:style-name="Strong_20_Emphasis"><text:span text:style-name="T98">V</text:span></text:span><text:span text:style-name="Strong_20_Emphasis"><text:span text:style-name="T88">olg de aanwijzingen </text:span></text:span><text:span text:style-name="Strong_20_Emphasis"><text:span text:style-name="T99">op de schermen</text:span></text:span><text:span text:style-name="Strong_20_Emphasis"><text:span text:style-name="T182">.</text:span></text:span></text:p>
          </table:table-cell>
        </table:table-row>
        <table:table-row table:style-name="TableLine93849167410416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96"/>
          </table:table-cell>
        </table:table-row>
        <table:table-row table:style-name="TableLine93849092479824">
          <table:table-cell table:style-name="_32_._5f_Installatie_5f_uitvoeren.A1" office:value-type="string">
            <text:p text:style-name="P100"><text:span text:style-name="Strong_20_Emphasis"><text:span text:style-name="T404"><text:s/></text:span></text:span><text:span text:style-name="Strong_20_Emphasis"><text:span text:style-name="T107"><draw:control text:anchor-type="as-char" draw:z-index="22" draw:name="Vorm12" draw:style-name="gr1" draw:text-style-name="P102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68">Als </text:span></text:span><text:span text:style-name="Strong_20_Emphasis"><text:span text:style-name="T69">het </text:span></text:span><text:span text:style-name="Strong_20_Emphasis"><text:span text:style-name="T70">het scherm </text:span></text:span><text:span text:style-name="Strong_20_Emphasis"><text:span text:style-name="T214">Draadloos</text:span></text:span><text:span text:style-name="Strong_20_Emphasis"><text:span text:style-name="T70"> </text:span></text:span><text:span text:style-name="Strong_20_Emphasis"><text:span text:style-name="T69">verschijnt, </text:span></text:span><text:span text:style-name="Strong_20_Emphasis"><text:span text:style-name="T71">kies</text:span></text:span><text:span text:style-name="Strong_20_Emphasis"><text:span text:style-name="T70"> </text:span></text:span><text:span text:style-name="Strong_20_Emphasis"><text:span text:style-name="T71">een draadloos netwerk, maak </text:span></text:span><text:span text:style-name="Strong_20_Emphasis"><text:span text:style-name="T55">verbinding, </text:span></text:span><text:span text:style-name="Strong_20_Emphasis"><text:span text:style-name="T72">en klik</text:span></text:span><text:span text:style-name="Strong_20_Emphasis"><text:span text:style-name="T55"> </text:span></text:span><text:span text:style-name="Strong_20_Emphasis"><text:span text:style-name="T73">op </text:span></text:span><text:span text:style-name="Strong_20_Emphasis"><text:span text:style-name="T203">Verder</text:span></text:span><text:span text:style-name="Strong_20_Emphasis"><text:span text:style-name="T55">.</text:span></text:span></text:p>
          </table:table-cell>
        </table:table-row>
        <table:table-row table:style-name="TableLine93849164022688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3849135596880">
          <table:table-cell table:style-name="_32_._5f_Installatie_5f_uitvoeren.A1" office:value-type="string">
            <text:p text:style-name="P55"><text:span text:style-name="Strong_20_Emphasis"><text:span text:style-name="T404"><text:s/></text:span></text:span><text:span text:style-name="T107"><draw:control text:anchor-type="as-char" draw:z-index="3" draw:name="Vorm16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17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327">het gewenste </text:span></text:span><text:span text:style-name="Strong_20_Emphasis"><text:span text:style-name="T344">Installatie type</text:span></text:span><text:span text:style-name="Strong_20_Emphasis"><text:span text:style-name="T327">.</text:span></text:span></text:p>
          </table:table-cell>
        </table:table-row>
        <table:table-row table:style-name="TableLine93849168326144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81"><text:span text:style-name="Strong_20_Emphasis"><text:span text:style-name="T328">K</text:span></text:span><text:span text:style-name="Strong_20_Emphasis"><text:span text:style-name="T77">lik </text:span></text:span><text:span text:style-name="Strong_20_Emphasis"><text:span text:style-name="T78">op</text:span></text:span><text:span text:style-name="Strong_20_Emphasis"><text:span text:style-name="T77"> </text:span></text:span><text:span text:style-name="Strong_20_Emphasis"><text:span text:style-name="T208">I</text:span></text:span><text:span text:style-name="Strong_20_Emphasis"><text:span text:style-name="T209">nstalle</text:span></text:span><text:span text:style-name="Strong_20_Emphasis"><text:span text:style-name="T208">e</text:span></text:span><text:span text:style-name="Strong_20_Emphasis"><text:span text:style-name="T209">r </text:span></text:span><text:span text:style-name="Strong_20_Emphasis"><text:span text:style-name="T208">nu</text:span></text:span><text:span text:style-name="Strong_20_Emphasis"><text:span text:style-name="T77">, </text:span></text:span><text:span text:style-name="Strong_20_Emphasis"><text:span text:style-name="T94">of klik op </text:span></text:span><text:span text:style-name="Strong_20_Emphasis"><text:span text:style-name="T197">Verder</text:span></text:span><text:span text:style-name="Strong_20_Emphasis"><text:span text:style-name="T94"> en </text:span></text:span><text:span text:style-name="Strong_20_Emphasis"><text:span text:style-name="T162">c</text:span></text:span><text:span text:style-name="Strong_20_Emphasis"><text:span text:style-name="T79">ontroleer de </text:span></text:span><text:span text:style-name="Strong_20_Emphasis"><text:span text:style-name="T80">voorgestelde </text:span></text:span><text:span text:style-name="Strong_20_Emphasis"><text:span text:style-name="T79">schijfindelin</text:span></text:span><text:span text:style-name="Strong_20_Emphasis"><text:span text:style-name="T81">g,</text:span></text:span><text:span text:style-name="Strong_20_Emphasis"><text:span text:style-name="T79"> </text:span></text:span><text:span text:style-name="Strong_20_Emphasis"><text:span text:style-name="T82">kies de gewenste schijf, </text:span></text:span><text:span text:style-name="Strong_20_Emphasis"><text:span text:style-name="T81">en </text:span></text:span><text:span text:style-name="Strong_20_Emphasis"><text:span text:style-name="T180">k</text:span></text:span><text:span text:style-name="Strong_20_Emphasis"><text:span text:style-name="T181">lik op </text:span></text:span><text:span text:style-name="Strong_20_Emphasis"><text:span text:style-name="T208">I</text:span></text:span><text:span text:style-name="Strong_20_Emphasis"><text:span text:style-name="T209">nstalle</text:span></text:span><text:span text:style-name="Strong_20_Emphasis"><text:span text:style-name="T208">e</text:span></text:span><text:span text:style-name="Strong_20_Emphasis"><text:span text:style-name="T209">r </text:span></text:span><text:span text:style-name="Strong_20_Emphasis"><text:span text:style-name="T208">nu</text:span></text:span><text:span text:style-name="Strong_20_Emphasis"><text:span text:style-name="T181">.</text:span></text:span></text:p>
          </table:table-cell>
        </table:table-row>
        <table:table-row table:style-name="TableLine93849142148800">
          <table:table-cell table:style-name="_32_._5f_Installatie_5f_uitvoeren.A1" office:value-type="string">
            <text:p text:style-name="P71"><text:span text:style-name="Strong_20_Emphasis"><text:span text:style-name="T404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4">O</text:span></text:span><text:span text:style-name="Strong_20_Emphasis"><text:span text:style-name="T76">p het scherm </text:span></text:span><text:span text:style-name="Strong_20_Emphasis"><text:span text:style-name="T217">Wilt u deze aanpassingen wegschrijven naar de schijven? </text:span></text:span><text:span text:style-name="Strong_20_Emphasis"><text:span text:style-name="T83">controleer de </text:span></text:span><text:span text:style-name="Strong_20_Emphasis"><text:span text:style-name="T84">partities</text:span></text:span><text:span text:style-name="Strong_20_Emphasis"><text:span text:style-name="T83"> </text:span></text:span><text:span text:style-name="Strong_20_Emphasis"><text:span text:style-name="T85">die </text:span></text:span><text:span text:style-name="Strong_20_Emphasis"><text:span text:style-name="T86">geformatteerd</text:span></text:span><text:span text:style-name="Strong_20_Emphasis"><text:span text:style-name="T85"> worden </text:span></text:span><text:span text:style-name="Strong_20_Emphasis"><text:span text:style-name="T83">en </text:span></text:span><text:span text:style-name="Strong_20_Emphasis"><text:span text:style-name="T74">klik </text:span></text:span><text:span text:style-name="Strong_20_Emphasis"><text:span text:style-name="T77">op </text:span></text:span><text:span text:style-name="Strong_20_Emphasis"><text:span text:style-name="T204">Verder</text:span></text:span><text:span text:style-name="Strong_20_Emphasis"><text:span text:style-name="T77">.</text:span></text:span></text:p>
          </table:table-cell>
        </table:table-row>
        <table:table-row table:style-name="TableLine93849113748160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3849017971824">
          <table:table-cell table:style-name="_32_._5f_Installatie_5f_uitvoeren.A1" office:value-type="string">
            <text:p text:style-name="P55"><text:span text:style-name="Strong_20_Emphasis"><text:span text:style-name="T404"><text:s/></text:span></text:span><text:span text:style-name="T107"><draw:control text:anchor-type="as-char" draw:z-index="4" draw:name="Vorm19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29">O</text:span></text:span><text:span text:style-name="Strong_20_Emphasis"><text:span text:style-name="T330">p </text:span></text:span><text:span text:style-name="Strong_20_Emphasis"><text:span text:style-name="T331">het </text:span></text:span><text:span text:style-name="Strong_20_Emphasis"><text:span text:style-name="T332">scherm </text:span></text:span><text:span text:style-name="Strong_20_Emphasis"><text:span text:style-name="T345">Waar bevindt u zich?</text:span></text:span><text:span text:style-name="Strong_20_Emphasis"><text:span text:style-name="T332"> </text:span></text:span><text:span text:style-name="Strong_20_Emphasis"><text:span text:style-name="T333">controleer </text:span></text:span><text:span text:style-name="Strong_20_Emphasis"><text:span text:style-name="T334">de </text:span></text:span><text:span text:style-name="Strong_20_Emphasis"><text:span text:style-name="T333">locatie en </text:span></text:span><text:span text:style-name="Strong_20_Emphasis"><text:span text:style-name="T329">klik </text:span></text:span><text:span text:style-name="Strong_20_Emphasis"><text:span text:style-name="T332">op </text:span></text:span><text:span text:style-name="Strong_20_Emphasis"><text:span text:style-name="T345">Verder</text:span></text:span><text:span text:style-name="Strong_20_Emphasis"><text:span text:style-name="T332">.</text:span></text:span></text:p>
          </table:table-cell>
        </table:table-row>
        <table:table-row table:style-name="TableLine93849168847872">
          <table:table-cell table:style-name="_32_._5f_Installatie_5f_uitvoeren.A1" office:value-type="string">
            <text:p text:style-name="P55"><text:span text:style-name="Strong_20_Emphasis"><text:span text:style-name="T404"/></text:span></text:p>
          </table:table-cell>
          <table:table-cell table:style-name="_32_._5f_Installatie_5f_uitvoeren.A1" office:value-type="string">
            <text:p text:style-name="P7"><text:span text:style-name="T346">Op </text:span><text:span text:style-name="T347">het </text:span><text:span text:style-name="T345">scherm </text:span><text:span text:style-name="Strong_20_Emphasis"><text:span text:style-name="T345">Wie bent u?</text:span></text:span><text:span text:style-name="T345"> </text:span><text:span text:style-name="T346">vul </text:span><text:span text:style-name="T348">in </text:span><text:span text:style-name="Strong_20_Emphasis"><text:span text:style-name="T349">Uw n</text:span></text:span><text:span text:style-name="Strong_20_Emphasis"><text:span text:style-name="T350">aam</text:span></text:span><text:span text:style-name="Strong_20_Emphasis"><text:span text:style-name="T335"> </text:span></text:span><text:span text:style-name="Definition"><text:span text:style-name="T406">gebruiker</text:span></text:span><text:span text:style-name="Strong_20_Emphasis"><text:span text:style-name="T336">, <text:line-break/></text:span></text:span><text:span text:style-name="Strong_20_Emphasis"><text:span text:style-name="T350">Naam </text:span></text:span><text:span text:style-name="Strong_20_Emphasis"><text:span text:style-name="T349">van uw </text:span></text:span><text:span text:style-name="Strong_20_Emphasis"><text:span text:style-name="T351">computer</text:span></text:span><text:span text:style-name="Definition"><text:span text:style-name="T402"> </text:span></text:span><text:span text:style-name="Definition"><text:span text:style-name="T406">computernaam</text:span></text:span><text:span text:style-name="Strong_20_Emphasis"><text:span text:style-name="T335">,<text:line-break/></text:span></text:span><text:span text:style-name="Strong_20_Emphasis"><text:span text:style-name="T349">Kies een g</text:span></text:span><text:span text:style-name="Strong_20_Emphasis"><text:span text:style-name="T351">ebruikersnaam</text:span></text:span><text:span text:style-name="Strong_20_Emphasis"><text:span text:style-name="T335"> </text:span></text:span><text:span text:style-name="Definition"><text:span text:style-name="T406">gebruikersnaam</text:span></text:span><text:span text:style-name="Strong_20_Emphasis"><text:span text:style-name="T335">,<text:line-break/></text:span></text:span><text:span text:style-name="Strong_20_Emphasis"><text:span text:style-name="T337">g</text:span></text:span><text:span text:style-name="Strong_20_Emphasis"><text:span text:style-name="T326">eef tweemaal een </text:span></text:span><text:span text:style-name="Strong_20_Emphasis"><text:span text:style-name="T343">wachtwoord</text:span></text:span><text:span text:style-name="Strong_20_Emphasis"><text:span text:style-name="T326">,</text:span></text:span><text:span text:style-name="Strong_20_Emphasis"><text:span text:style-name="T340"> </text:span></text:span><text:span text:style-name="Strong_20_Emphasis"><text:span text:style-name="T341">en</text:span></text:span><text:span text:style-name="Strong_20_Emphasis"><text:span text:style-name="T340"> </text:span></text:span><text:span text:style-name="Strong_20_Emphasis"><text:span text:style-name="T342">k</text:span></text:span><text:span text:style-name="Strong_20_Emphasis"><text:span text:style-name="T326">lik op </text:span></text:span><text:span text:style-name="Strong_20_Emphasis"><text:span text:style-name="T343">Verder</text:span></text:span><text:span text:style-name="Strong_20_Emphasis"><text:span text:style-name="T326">.</text:span></text:span></text:p>
          </table:table-cell>
        </table:table-row>
      </table:table>
      <text:p text:style-name="P47"><text:span text:style-name="Strong_20_Emphasis"><text:span text:style-name="T175"/></text:span></text:p>
      <text:list xml:id="list122843910301994" text:continue-numbering="true" text:style-name="L1">
        <text:list-item>
          <text:p text:style-name="P95"><text:span text:style-name="Strong_20_Emphasis"><text:span text:style-name="T218">Installatie </text:span></text:span><text:span text:style-name="Strong_20_Emphasis"><text:span text:style-name="T219">afronden</text:span></text:span></text:p>
        </text:list-item>
      </text:list>
      <text:p text:style-name="P51"><text:span text:style-name="Strong_20_Emphasis"><text:span text:style-name="T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49142268384">
          <table:table-cell table:style-name="_33_._5f_Installatie_5f_afronden.A1" office:value-type="string">
            <text:p text:style-name="P56"><text:span text:style-name="Strong_20_Emphasis"><text:span text:style-name="T107"><text:s/></text:span></text:span><text:span text:style-name="Strong_20_Emphasis"><text:span text:style-name="T155"><draw:control text:anchor-type="as-char" draw:z-index="5" draw:name="Vorm24" draw:style-name="gr1" draw:text-style-name="P10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7">Aanmelden als </text:span></text:span><text:span text:style-name="Definition"><text:span text:style-name="T399">gebruiker</text:span></text:span><text:span text:style-name="Strong_20_Emphasis"><text:span text:style-name="T87">.</text:span></text:span></text:p>
          </table:table-cell>
        </table:table-row>
        <table:table-row table:style-name="TableLine93849142480352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54"><text:span text:style-name="Strong_20_Emphasis"><text:span text:style-name="T176"/></text:span></text:p>
          </table:table-cell>
        </table:table-row>
        <table:table-row table:style-name="TableLine93849142480640">
          <table:table-cell table:style-name="_33_._5f_Installatie_5f_afronden.A1" office:value-type="string">
            <text:p text:style-name="P56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8">V</text:span></text:span><text:span text:style-name="Strong_20_Emphasis"><text:span text:style-name="T88">olg de aanwijzingen </text:span></text:span><text:span text:style-name="Strong_20_Emphasis"><text:span text:style-name="T99">op de schermen</text:span></text:span><text:span text:style-name="Strong_20_Emphasis"><text:span text:style-name="T182">.</text:span></text:span></text:p>
          </table:table-cell>
        </table:table-row>
        <table:table-row table:style-name="TableLine9384914248092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3849142481216">
          <table:table-cell table:style-name="_33_._5f_Installatie_5f_afronden.A1" office:value-type="string">
            <text:p text:style-name="P56"><text:span text:style-name="Strong_20_Emphasis"><text:span text:style-name="T107"><text:s/></text:span></text:span><text:span text:style-name="Strong_20_Emphasis"><text:span text:style-name="T155"><draw:control text:anchor-type="as-char" draw:z-index="6" draw:name="Vorm27" draw:style-name="gr1" draw:text-style-name="P10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89">Voeg </text:span></text:span><text:span text:style-name="Strong_20_Emphasis"><text:span text:style-name="T90">eventuele </text:span></text:span><text:span text:style-name="Strong_20_Emphasis"><text:span text:style-name="T91">extra </text:span></text:span><text:span text:style-name="Strong_20_Emphasis"><text:span text:style-name="T198">Standaard</text:span></text:span><text:span text:style-name="Strong_20_Emphasis"><text:span text:style-name="T97"> of </text:span></text:span><text:span text:style-name="Strong_20_Emphasis"><text:span text:style-name="T198">Beheerder</text:span></text:span><text:span text:style-name="Strong_20_Emphasis"><text:span text:style-name="T91"> </text:span></text:span><text:span text:style-name="Definition"><text:span text:style-name="T5">gebruiker</text:span></text:span><text:span text:style-name="Strong_20_Emphasis"><text:span text:style-name="T177">s</text:span></text:span><text:span text:style-name="Strong_20_Emphasis"><text:span text:style-name="T179"> </text:span></text:span><text:span text:style-name="Strong_20_Emphasis"><text:span text:style-name="T178">toe </text:span></text:span><text:span text:style-name="Strong_20_Emphasis"><text:span text:style-name="T108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8" text:note-class="footnote"><text:note-citation>1</text:note-citation><text:note-body><text:p text:style-name="P45"><text:span text:style-name="T271">De </text:span><text:span text:style-name="T272">Super</text:span><text:span text:style-name="T271">-toets is de Windows</text:span><text:span text:style-name="T273">-</text:span><text:span text:style-name="T274">toets</text:span><text:span text:style-name="T271">, </text:span><text:span text:style-name="T273">C</text:span><text:span text:style-name="T271">ommand-</text:span><text:span text:style-name="T274">toets</text:span><text:span text:style-name="T271">, of </text:span><text:span text:style-name="T273">V</text:span><text:span text:style-name="T271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88">geb</text:span></text:span><text:span text:style-name="Strong_20_Emphasis"><text:span text:style-name="T189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</text:span></text:span><text:span text:style-name="Strong_20_Emphasis"><text:span text:style-name="T131">bij </text:span></text:span><text:span text:style-name="Strong_20_Emphasis"><text:span text:style-name="T205">Instellingen </text:span></text:span><text:span text:style-name="Strong_20_Emphasis"><text:span text:style-name="T132">rechts o</text:span></text:span><text:span text:style-name="Strong_20_Emphasis"><text:span text:style-name="T108">p </text:span></text:span><text:span text:style-name="Strong_20_Emphasis"><text:span text:style-name="T206">Gebruikers</text:span></text:span><text:span text:style-name="Strong_20_Emphasis"><text:span text:style-name="T133">.</text:span></text:span></text:p>
          </table:table-cell>
        </table:table-row>
        <table:table-row table:style-name="TableLine93849142481504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70"><text:span text:style-name="Strong_20_Emphasis"><text:span text:style-name="T161">Klik links</text:span></text:span><text:span text:style-name="Strong_20_Emphasis"><text:span text:style-name="T183"> </text:span></text:span><text:span text:style-name="Strong_20_Emphasis"><text:span text:style-name="T134">op </text:span></text:span><text:span text:style-name="Strong_20_Emphasis"><text:span text:style-name="T190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25">Gebruik</text:span></text:span><text:span text:style-name="Strong_20_Emphasis"><text:span text:style-name="T226">er</text:span></text:span><text:span text:style-name="Strong_20_Emphasis"><text:span text:style-name="T225"> toevoegen</text:span></text:span><text:span text:style-name="Strong_20_Emphasis"><text:span text:style-name="T135">.</text:span></text:span></text:p>
          </table:table-cell>
        </table:table-row>
        <table:table-row table:style-name="TableLine93849142481792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70"><text:span text:style-name="Strong_20_Emphasis"><text:span text:style-name="T183">Sluit </text:span></text:span><text:span text:style-name="Strong_20_Emphasis"><text:span text:style-name="T225">Gebruiker toevoegen</text:span></text:span><text:span text:style-name="Strong_20_Emphasis"><text:span text:style-name="T135">.</text:span></text:span></text:p>
          </table:table-cell>
        </table:table-row>
        <table:table-row table:style-name="TableLine93849142482080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3849142482368">
          <table:table-cell table:style-name="_33_._5f_Installatie_5f_afronden.A1" office:value-type="string">
            <text:p text:style-name="P55"><text:span text:style-name="Strong_20_Emphasis"><text:span text:style-name="T107"><text:s/></text:span></text:span><text:span text:style-name="Strong_20_Emphasis"><text:span text:style-name="T155"><draw:control text:anchor-type="as-char" draw:z-index="13" draw:name="Vorm4_1" draw:style-name="gr1" draw:text-style-name="P10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107">Installeer </text:span></text:span><text:span text:style-name="Strong_20_Emphasis"><text:span text:style-name="T151">pakket kz</text:span></text:span><text:span text:style-name="Strong_20_Emphasis"><text:span text:style-name="T151"><text:note text:id="ftn9" text:note-class="footnote"><text:note-citation>2</text:note-citation><text:note-body><text:p text:style-name="P91"><text:span text:style-name="T424">Debian-p</text:span>akket kz plaatst documenten en scripts van Karel Zimmer <text:span text:style-name="T423">(zie </text:span><text:a xlink:type="simple" xlink:href="https://karelzimmer.nl/" text:style-name="Internet_20_link" text:visited-style-name="Visited_20_Internet_20_Link"><text:span text:style-name="Strong_20_Emphasis"><text:span text:style-name="T382">karelzimmer.nl</text:span></text:span></text:a><text:span text:style-name="Strong_20_Emphasis"><text:span text:style-name="T36">) </text:span></text:span>voor het installeren en beheren van Ubuntu.</text:p></text:note-body></text:note></text:span></text:span><text:span text:style-name="Strong_20_Emphasis"><text:span text:style-name="T108"> </text:span></text:span><text:span text:style-name="Strong_20_Emphasis"><text:span text:style-name="T152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3">ter</text:span></text:span><text:span text:style-name="Strong_20_Emphasis"><text:span text:style-name="T194">m</text:span></text:span><text:span text:style-name="Strong_20_Emphasis"><text:span text:style-name="T110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195">Terminalvenster</text:span></text:span><text:span text:style-name="Strong_20_Emphasis"><text:span text:style-name="T110">.</text:span></text:span></text:p>
          </table:table-cell>
        </table:table-row>
        <table:table-row table:style-name="TableLine93849142482656">
          <table:table-cell table:style-name="_33_._5f_Installatie_5f_afronden.A1" office:value-type="string">
            <text:p text:style-name="P58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63"><text:span text:style-name="T407">Typ</text:span><text:span text:style-name="Strong_20_Emphasis"><text:span text:style-name="T111">, of </text:span></text:span><text:span text:style-name="Strong_20_Emphasis"><text:span text:style-name="T110">kopieer en plak, de</text:span></text:span><text:span text:style-name="Strong_20_Emphasis"><text:span text:style-name="T138">z</text:span></text:span><text:span text:style-name="Strong_20_Emphasis"><text:span text:style-name="T110">e </text:span></text:span><text:span text:style-name="Strong_20_Emphasis"><text:span text:style-name="T113">twee </text:span></text:span><text:span text:style-name="Strong_20_Emphasis"><text:span text:style-name="T110">opdrachten, ieder gevolgd door de </text:span></text:span><text:span text:style-name="Strong_20_Emphasis"><text:span text:style-name="T109">Enter</text:span></text:span><text:span text:style-name="Strong_20_Emphasis"><text:span text:style-name="T108">-toets:<text:line-break/></text:span></text:span><text:span text:style-name="User_20_Entry"><text:span text:style-name="T46">wget karelzimmer.nl/</text:span></text:span><text:span text:style-name="User_20_Entry"><text:span text:style-name="T47">kz</text:span></text:span><text:span text:style-name="User_20_Entry"><text:span text:style-name="T46"><text:line-break/>bash </text:span></text:span><text:span text:style-name="User_20_Entry"><text:span text:style-name="T47">kz</text:span></text:span></text:p>
          </table:table-cell>
        </table:table-row>
        <table:table-row table:style-name="TableLine93849142482944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74"><text:span text:style-name="T404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3849142483232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3849142483520">
          <table:table-cell table:style-name="_33_._5f_Installatie_5f_afronden.A1" office:value-type="string">
            <text:p text:style-name="P56"><text:span text:style-name="Strong_20_Emphasis"><text:span text:style-name="T107"><text:s/></text:span></text:span><text:span text:style-name="Strong_20_Emphasis"><text:span text:style-name="T155"><draw:control text:anchor-type="as-char" draw:z-index="7" draw:name="Vorm37" draw:style-name="gr1" draw:text-style-name="P10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</text:span></text:span><text:span text:style-name="Strong_20_Emphasis"><text:span text:style-name="T139"><text:note text:id="ftn10" text:note-class="footnote"><text:note-citation>3</text:note-citation><text:note-body><text:p text:style-name="Footnote">De installatie kan <text:span text:style-name="T420">ge</text:span>controle<text:span text:style-name="T420">e</text:span>r<text:span text:style-name="T420">d worden </text:span>op volledigheid met <text:span text:style-name="T421">bestand</text:span> <text:span text:style-name="T415">Persoonlijke map / kz / Apps</text:span>.</text:p></text:note-body></text:note></text:span></text:span><text:span text:style-name="Strong_20_Emphasis"><text:span text:style-name="T139"> </text:span></text:span><text:span text:style-name="Strong_20_Emphasis"><text:span text:style-name="T108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-ref text:note-class="footnote" text:reference-format="text" text:ref-name="ftn8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1">men</text:span></text:span><text:span text:style-name="Strong_20_Emphasis"><text:span text:style-name="T187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20">Installatiem</text:span></text:span><text:span text:style-name="Strong_20_Emphasis"><text:span text:style-name="T221">enu</text:span></text:span><text:span text:style-name="Strong_20_Emphasis"><text:span text:style-name="T122">.</text:span></text:span></text:p>
          </table:table-cell>
        </table:table-row>
        <table:table-row table:style-name="TableLine93849142483808">
          <table:table-cell table:style-name="_33_._5f_Installatie_5f_afronden.A1" office:value-type="string">
            <text:p text:style-name="P56"><text:span text:style-name="Strong_20_Emphasis"><text:span text:style-name="T107"/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143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27">3</text:span></text:span><text:span text:style-name="Strong_20_Emphasis"><text:span text:style-name="T184"> </text:span></text:span><text:span text:style-name="Strong_20_Emphasis"><text:span text:style-name="T228">Installatie</text:span></text:span><text:span text:style-name="Strong_20_Emphasis"><text:span text:style-name="T229"> </text:span></text:span><text:span text:style-name="Strong_20_Emphasis"><text:span text:style-name="T230">afronden</text:span></text:span><text:span text:style-name="Strong_20_Emphasis"><text:span text:style-name="T143"> </text:span></text:span><text:span text:style-name="Strong_20_Emphasis"><text:span text:style-name="T128">en </text:span></text:span><text:span text:style-name="Strong_20_Emphasis"><text:span text:style-name="T144">v</text:span></text:span><text:span text:style-name="Strong_20_Emphasis"><text:span text:style-name="T115">olg de aanwijzingen op het scherm.</text:span></text:span></text:p>
          </table:table-cell>
        </table:table-row>
      </table:table>
      <text:p text:style-name="P51"><text:span text:style-name="Strong_20_Emphasis"><text:span text:style-name="T87"><text:tab/></text:span></text:span></text:p>
      <text:p text:style-name="P52"><text:span text:style-name="Strong_20_Emphasis"><text:span text:style-name="T128"/></text:span></text:p>
      <text:p text:style-name="P53"><text:span text:style-name="Strong_20_Emphasis"><text:span text:style-name="T115"/></text:span></text:p>
      <text:list xml:id="list122843227970506" text:continue-numbering="true" text:style-name="L1">
        <text:list-item>
          <text:p text:style-name="P99"><text:span text:style-name="Strong_20_Emphasis"><text:span text:style-name="T394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3849142484096">
          <table:table-cell table:style-name="Tabel2.A1" office:value-type="string">
            <text:p text:style-name="P64"><text:span text:style-name="Strong_20_Emphasis"><text:span text:style-name="T107"><text:s/></text:span></text:span><text:span text:style-name="Strong_20_Emphasis"><text:span text:style-name="T155"><draw:control text:anchor-type="as-char" draw:z-index="14" draw:name="Vorm40_0" draw:style-name="gr1" draw:text-style-name="P102" svg:width="0.35cm" svg:height="0.35cm" draw:control="control15"/></text:span></text:span></text:p>
          </table:table-cell>
          <table:table-cell table:style-name="Tabel2.A1" office:value-type="string">
            <text:p text:style-name="P22"><text:span text:style-name="Strong_20_Emphasis"><text:span text:style-name="T87">Aanmelden als </text:span></text:span><text:span text:style-name="Definition"><text:span text:style-name="T399">gebruiker</text:span></text:span><text:span text:style-name="Strong_20_Emphasis"><text:span text:style-name="T145"><text:note text:id="ftn11" text:note-class="footnote"><text:note-citation>1</text:note-citation><text:note-body><text:p text:style-name="P80"><text:span text:style-name="User_20_Entry"><text:span text:style-name="T249">E</text:span></text:span><text:span text:style-name="User_20_Entry"><text:span text:style-name="T250">ventuele extra </text:span></text:span><text:span text:style-name="User_20_Entry"><text:span text:style-name="T251">gebruiker</text:span></text:span><text:span text:style-name="User_20_Entry"><text:span text:style-name="T250">s aanmelden en dezelfde stappen uitvoeren.</text:span></text:span></text:p></text:note-body></text:note></text:span></text:span><text:span text:style-name="Strong_20_Emphasis"><text:span text:style-name="T87">.</text:span></text:span></text:p>
          </table:table-cell>
        </table:table-row>
        <table:table-row table:style-name="TableLine93849142531312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5"/>
          </table:table-cell>
        </table:table-row>
        <table:table-row table:style-name="TableLine93849142525184">
          <table:table-cell table:style-name="Tabel2.A1" office:value-type="string">
            <text:p text:style-name="P72"><text:span text:style-name="Strong_20_Emphasis"><text:span text:style-name="T107"><text:s/></text:span></text:span><text:span text:style-name="Strong_20_Emphasis"><text:span text:style-name="T155"><draw:control text:anchor-type="as-char" draw:z-index="16" draw:name="Vorm40_2" draw:style-name="gr1" draw:text-style-name="P102" svg:width="0.35cm" svg:height="0.35cm" draw:control="control17"/></text:span></text:span></text:p>
          </table:table-cell>
          <table:table-cell table:style-name="Tabel2.A1" office:value-type="string">
            <text:p text:style-name="P21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Definition"><text:span text:style-name="T6">gebruiker</text:span></text:span><text:span text:style-name="Strong_20_Emphasis"><text:span text:style-name="T147"> </text:span></text:span><text:span text:style-name="Strong_20_Emphasis"><text:span text:style-name="T149">in </text:span></text:span><text:span text:style-name="Strong_20_Emphasis"><text:span text:style-name="T108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3"><text:note text:id="ftn12" text:note-class="footnote"><text:note-citation>2</text:note-citation><text:note-body><text:p text:style-name="P77"><text:span text:style-name="T257">D</text:span>e <text:span text:style-name="T386">Super</text:span>-toets <text:span text:style-name="T257">is </text:span>de Windows<text:span text:style-name="T390">-</text:span><text:span text:style-name="T385">toets</text:span>, <text:span text:style-name="T390">C</text:span>ommand-<text:span text:style-name="T385">toets</text:span>, of <text:span text:style-name="T390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1">men</text:span></text:span><text:span text:style-name="Strong_20_Emphasis"><text:span text:style-name="T187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8">n </text:span></text:span><text:span text:style-name="Strong_20_Emphasis"><text:span text:style-name="T124">k</text:span></text:span><text:span text:style-name="Strong_20_Emphasis"><text:span text:style-name="T108">lik op het pictogram van </text:span></text:span><text:span text:style-name="Strong_20_Emphasis"><text:span text:style-name="T220">Installatiem</text:span></text:span><text:span text:style-name="Strong_20_Emphasis"><text:span text:style-name="T221">enu</text:span></text:span><text:span text:style-name="Strong_20_Emphasis"><text:span text:style-name="T122">.</text:span></text:span></text:p>
          </table:table-cell>
        </table:table-row>
        <table:table-row table:style-name="TableLine93849142513360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0"><text:span text:style-name="Strong_20_Emphasis"><text:span text:style-name="T143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27">4 </text:span></text:span><text:span text:style-name="Strong_20_Emphasis"><text:span text:style-name="T192">Gebruiker inrichten</text:span></text:span><text:span text:style-name="Strong_20_Emphasis"><text:span text:style-name="T143"> </text:span></text:span><text:span text:style-name="Strong_20_Emphasis"><text:span text:style-name="T128">en </text:span></text:span><text:span text:style-name="Strong_20_Emphasis"><text:span text:style-name="T144">v</text:span></text:span><text:span text:style-name="Strong_20_Emphasis"><text:span text:style-name="T115">olg de aanwijzingen op het scherm</text:span></text:span><text:span text:style-name="Strong_20_Emphasis"><text:span text:style-name="T185">.</text:span></text:span></text:p>
          </table:table-cell>
        </table:table-row>
        <table:table-row table:style-name="TableLine93849142496320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0"/>
          </table:table-cell>
        </table:table-row>
        <table:table-row table:style-name="TableLine93849142403744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54"><draw:control text:anchor-type="as-char" draw:z-index="21" draw:name="Vorm40_ 2" draw:style-name="gr1" draw:text-style-name="P102" svg:width="0.35cm" svg:height="0.35cm" draw:control="control22"/></text:span></text:span></text:p>
          </table:table-cell>
          <table:table-cell table:style-name="Tabel2.A1" office:value-type="string">
            <text:p text:style-name="P86">Wijzig <text:span text:style-name="T422">indien gewenst </text:span><text:span text:style-name="T417">de g</text:span>ebruikersfoto <text:span text:style-name="T416">v</text:span><text:span text:style-name="T408">ia </text:span><text:span text:style-name="T409">een druk op </text:span><text:span text:style-name="T408">d</text:span><text:span text:style-name="T315">e </text:span><text:span text:style-name="T316">Super</text:span><text:span text:style-name="T315">-toets</text:span><text:span text:style-name="T325"><text:note-ref text:note-class="footnote" text:reference-format="text" text:ref-name="ftn12">2</text:note-ref></text:span><text:span text:style-name="T315">, </text:span><text:span text:style-name="T317">zoek </text:span><text:span text:style-name="T312">gebr</text:span><text:span text:style-name="T317"> en klik achter </text:span><text:span text:style-name="T311">Instellingen</text:span><text:span text:style-name="T317"> op </text:span><text:span text:style-name="T312">Gebruikers</text:span><text:span text:style-name="T315">.</text:span></text:p>
            <text:p text:style-name="P85"><text:span text:style-name="T318">Klik op </text:span><text:span text:style-name="Strong_20_Emphasis"><text:span text:style-name="T275">Ontgrendelen</text:span></text:span><text:span text:style-name="T318">.</text:span></text:p>
            <text:p text:style-name="P85"><text:span text:style-name="T318">Klik op afbeelding voor </text:span><text:span text:style-name="Definition"><text:span text:style-name="T9">gebruiker</text:span></text:span><text:span text:style-name="T318">.</text:span></text:p>
            <text:p text:style-name="P87"><text:span text:style-name="T318">Klik op </text:span><text:span text:style-name="Strong_20_Emphasis"><text:span text:style-name="T275">Selecteer een bestand</text:span></text:span><text:span text:style-name="T318">.</text:span><text:span text:style-name="T315"><text:line-break/></text:span><text:span text:style-name="T321">Selecteer </text:span><text:span text:style-name="T322">indien aanwezig</text:span><text:span text:style-name="T319"> </text:span><text:span text:style-name="T309">Gebruikersfoto</text:span><text:span text:style-name="T319"> </text:span><text:span text:style-name="T320">in</text:span><text:span text:style-name="T319"> </text:span><text:span text:style-name="T313">Persoonlijke map</text:span><text:span text:style-name="T319"> / </text:span><text:span text:style-name="T313">kz-</text:span><text:span text:style-name="T314">data</text:span><text:span text:style-name="T294">.</text:span></text:p>
          </table:table-cell>
        </table:table-row>
        <table:table-row table:style-name="TableLine93849142343120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6"/>
          </table:table-cell>
        </table:table-row>
        <table:table-row table:style-name="TableLine93849142461872">
          <table:table-cell table:style-name="Tabel2.A1" office:value-type="string">
            <text:p text:style-name="P39"><text:span text:style-name="Strong_20_Emphasis"><text:span text:style-name="T106"><text:s/></text:span></text:span><text:span text:style-name="Strong_20_Emphasis"><text:span text:style-name="T154"><draw:control text:anchor-type="as-char" draw:z-index="17" draw:name="Vorm40_1" draw:style-name="gr1" draw:text-style-name="P102" svg:width="0.35cm" svg:height="0.35cm" draw:control="control18"/></text:span></text:span></text:p>
          </table:table-cell>
          <table:table-cell table:style-name="Tabel2.A1" office:value-type="string">
            <text:p text:style-name="P46">Afmelden.</text:p>
          </table:table-cell>
        </table:table-row>
      </table:table>
      <text:p text:style-name="P19"><text:span text:style-name="Strong_20_Emphasis"><text:span text:style-name="T150"/></text:span></text:p>
      <text:p text:style-name="P38"/>
      <text:p text:style-name="P42"><text:span text:style-name="T266">E</text:span><text:span text:style-name="T267">inde c</text:span><text:span text:style-name="T268">hecklist, </text:span><text:span text:style-name="T269">d</text:span><text:span text:style-name="T268">e installatie van </text:span><text:span text:style-name="T268"><text:reference-ref text:reference-format="text" text:ref-name="Distributie">Ubuntu</text:reference-ref></text:span><text:span text:style-name="T268"><text:s/></text:span><text:span text:style-name="T270"><text:reference-ref text:reference-format="text" text:ref-name="Versie">22.04</text:reference-ref></text:span><text:span text:style-name="Strong_20_Emphasis"><text:span text:style-name="T292"><text:s/></text:span></text:span><text:span text:style-name="Strong_20_Emphasis"><text:span text:style-name="T293">LTS</text:span></text:span><text:span text:style-name="T52"> </text:span><text:span text:style-name="T268"><text:reference-ref text:reference-format="text" text:ref-name="Editie">Desktop</text:reference-ref></text:span><text:span text:style-name="T268"><text:s/>is voltooid.</text:span></text:p>
      <text:p text:style-name="P17"/>
      <text:p text:style-name="P6"><text:span text:style-name="T163">Geschreven</text:span><text:span text:style-name="T92"> door Karel Zimmer &lt;</text:span><text:a xlink:type="simple" xlink:href="mailto:info@karelzimmer.nl" text:style-name="Internet_20_link" text:visited-style-name="Visited_20_Internet_20_Link"><text:span text:style-name="T404">info@karelzimmer.nl</text:span></text:a><text:span text:style-name="T92">&gt;</text:span><text:span text:style-name="T9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13T12:28:42.483635181">13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3T12:28:42.297678683</dc:date>
    <meta:keyword>Installatie</meta:keyword>
    <meta:keyword>Checklist</meta:keyword>
    <meta:keyword>Linux</meta:keyword>
    <meta:editing-cycles>6481</meta:editing-cycles>
    <meta:editing-duration>P11DT11H14M26S</meta:editing-duration>
    <meta:print-date>2021-03-23T20:07:57.967210640</meta:print-date>
    <dc:creator>Karel Zimmer</dc:creator>
    <meta:document-statistic meta:table-count="4" meta:image-count="0" meta:object-count="0" meta:page-count="4" meta:paragraph-count="89" meta:word-count="814" meta:character-count="5662" meta:non-whitespace-character-count="4880"/>
    <meta:user-defined meta:name="Info 1"/>
    <meta:user-defined meta:name="Info 2"/>
    <meta:user-defined meta:name="Info 3"/>
    <meta:user-defined meta:name="Info 4"/>
  </office:meta>
</office:document-meta>
</file>